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>
      <style:paragraph-properties fo:margin-left="0mm" fo:margin-right="0mm" fo:text-indent="0mm" style:auto-text-indent="false"/>
      <style:text-properties fo:font-size="12pt" officeooo:rsid="000ba387" officeooo:paragraph-rsid="00295675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3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24" style:family="paragraph" style:parent-style-name="Standard">
      <style:text-properties officeooo:paragraph-rsid="000ba387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2deee9" style:font-size-asian="12pt" style:font-size-complex="12pt"/>
    </style:style>
    <style:style style:name="T10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6816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7d03c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0ba387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e7405" style:font-weight-asian="bold" style:font-weight-complex="bold"/>
    </style:style>
    <style:style style:name="T16" style:family="text">
      <style:text-properties fo:font-weight="bold" officeooo:rsid="0017d03c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e1a36"/>
    </style:style>
    <style:style style:name="T19" style:family="text">
      <style:text-properties officeooo:rsid="000e7405"/>
    </style:style>
    <style:style style:name="T20" style:family="text">
      <style:text-properties officeooo:rsid="00173ea2"/>
    </style:style>
    <style:style style:name="T21" style:family="text">
      <style:text-properties officeooo:rsid="0017b8e8"/>
    </style:style>
    <style:style style:name="T22" style:family="text">
      <style:text-properties officeooo:rsid="00186b29"/>
    </style:style>
    <style:style style:name="T23" style:family="text">
      <style:text-properties officeooo:rsid="0027cd99"/>
    </style:style>
    <style:style style:name="T24" style:family="text">
      <style:text-properties officeooo:rsid="002afda2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ΜΟΙΡΕΣ <text:span text:style-name="T22">[PD]</text:span>/<text:span text:style-name="T22">[PM]/[PY]</text:span></text:p>
            <text:p text:style-name="P14"/>
            <text:p text:style-name="P15">Aριθμός πρωτοκόλλου: <text:span text:style-name="T22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2">[DNO]</text:span>/<text:span text:style-name="T22">[DY]</text:span></text:p>
          </table:table-cell>
        </table:table-row>
      </table:table>
      <text:p text:style-name="P1"/>
      <text:p text:style-name="P3"><text:span text:style-name="T14">Θέμα</text:span>: <text:span text:style-name="T17">Χορήγηση </text:span><text:span text:style-name="T18">αναρρωτικής</text:span><text:span text:style-name="T17"> άδειας απουσίας</text:span></text:p>
      <text:p text:style-name="P2"/>
      <text:p text:style-name="P5">Έχοντας υπόψη </text:p>
      <text:p text:style-name="P5"/>
      <text:list xml:id="list505428459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19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20">Πρωτ. </text:span>Φ.351.5/43/67822/Δ1 –<text:span text:style-name="T21"> 5-5-2014</text:span> <text:span text:style-name="T21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0">[DATE_OF_REQUEST]</text:span><text:span text:style-name="T5"> και με αριθμ. </text:span><text:span text:style-name="T6">π</text:span><text:span text:style-name="T5">ρωτ. </text:span><text:span text:style-name="T10">[PROTOCOL_OF_REQUEST]</text:span><text:span text:style-name="T5"> αίτηση </text:span><text:span text:style-name="T7">[TOY]</text:span><text:span text:style-name="T5"> </text:span><text:span text:style-name="T14">[LAST_NAME_GEN] [FIRST_NAME_GEN]</text:span><text:span text:style-name="T5"> του </text:span><text:span text:style-name="T10">[FATHER_NAME_GEN]</text:span><text:span text:style-name="T5">, εκπαιδευτικού λειτουργού κλάδου </text:span><text:span text:style-name="T10">[SPECIALTY]</text:span><text:span text:style-name="T5">. <text:s/></text:span></text:p>
        </text:list-item>
      </text:list>
      <text:p text:style-name="P17"/>
      <text:p text:style-name="Standard"><text:s text:c="5"/>[EXTRA_DOCUMENT_1]</text:p>
      <text:p text:style-name="Standard"><text:s text:c="5"/>[EXTRA_DOCUMENT_2]</text:p>
      <text:p text:style-name="Standard"><text:s text:c="5"/>[EXTRA_DOCUMENT_3]</text:p>
      <text:p text:style-name="Standard"><text:s text:c="5"/>[EXTRA_DOCUMENT_4]</text:p>
      <text:p text:style-name="P2"/>
      <text:p text:style-name="P4">ΑΠΟΦΑΣΙΖΟΥΜΕ</text:p>
      <text:p text:style-name="P2"/>
      <text:p text:style-name="P24"><text:span text:style-name="T5">Χορηγούμε </text:span><text:span text:style-name="T8">[STON]</text:span><text:span text:style-name="T5"> </text:span><text:span text:style-name="T14">[LAST_NAME_AIT] [FIRST_NAME_AIT]</text:span><text:span text:style-name="T5"> του </text:span><text:span text:style-name="T10">[FATHER_NAME_GEN]</text:span><text:span text:style-name="T5"> εκπαιδευτικού κλάδου </text:span><text:span text:style-name="T10">[SPECIALTY]</text:span><text:span text:style-name="T5">, </text:span><text:span text:style-name="T10">[DAYS_DURATION]</text:span><text:span text:style-name="T5"> </text:span><text:span text:style-name="T9">ΑΝΑΡΡΩΤΙΚΗ</text:span><text:span text:style-name="T5"> άδεια απουσίας με αποδοχές από </text:span><text:span text:style-name="T10">[STARTING_DATE]</text:span><text:span text:style-name="T5"> έως και </text:span><text:span text:style-name="T10">[ENDING_DATE]</text:span><text:span text:style-name="T5"> για τους λόγους που αναφέρονται στην αίτησή </text:span><text:span text:style-name="T8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1651122" text:style-name="L2">
              <text:list-item>
                <text:p text:style-name="P22">Στο φάκελο του/της εκπ/κού που τηρείται στη σχ. μονάδα</text:p>
              </text:list-item>
              <text:list-item>
                <text:p text:style-name="P22">Δ/νση Δ/θμιας Εκπ/σης</text:p>
              </text:list-item>
              <text:list-item>
                <text:p text:style-name="P22">Ενδιαφερόμενο/η</text:p>
              </text:list-item>
              <text:list-item>
                <text:p text:style-name="P23">Εξερχόμενα</text:p>
              </text:list-item>
              <text:list-item>
                <text:p text:style-name="P23">Καταχώρηση Myschool</text:p>
              </text:list-item>
            </text:list>
          </table:table-cell>
          <table:table-cell table:style-name="Πίνακας2.B2" office:value-type="string">
            <text:p text:style-name="P8">[MANAGER_FULL_NAME]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29T13:26:47.882711166</dc:date>
    <dc:creator>Ιωάννης Χαριτάκης</dc:creator>
    <meta:editing-duration>PT41M53S</meta:editing-duration>
    <meta:editing-cycles>20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2" meta:paragraph-count="36" meta:word-count="170" meta:character-count="1488" meta:non-whitespace-character-count="1332"/>
  </office:meta>
</office:document-meta>
</file>